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c5000b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00cc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7cm"/>
    </style:style>
    <style:style style:name="gr8" style:family="graphic" style:parent-style-name="objectwithoutfill">
      <style:graphic-properties svg:stroke-width="0.1cm" svg:stroke-color="#cc00cc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standard">
      <style:graphic-properties draw:stroke="none" draw:stroke-dash="Fine_20_Dashed" svg:stroke-color="#000000" draw:fill="none" draw:fill-color="#ffffff" fo:min-height="0.7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stroke="dash" draw:stroke-dash="Fine_20_Dashed" svg:stroke-width="0cm" draw:marker-start="" draw:marker-start-width="0.2cm" draw:marker-end="Arrowhead_20_1" draw:marker-end-width="0.3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stroke="solid" draw:stroke-dash="Fine_20_Dashed" draw:marker-start="" draw:marker-end="Arrowhead_20_1" draw:fill="solid" draw:fill-color="#ff99ff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stroke-dash="Fine_20_Dashed" svg:stroke-color="#000000" draw:marker-start="" draw:marker-end="Arrowhead_20_1" draw:fill="none" draw:fill-color="#ffffff" fo:min-height="0.3cm"/>
    </style:style>
    <style:style style:name="gr16" style:family="graphic" style:parent-style-name="objectwithoutfill">
      <style:graphic-properties draw:stroke="dash" draw:stroke-dash="Fine_20_Dashed" draw:marker-start="" draw:marker-end="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7826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15pt" style:font-size-asian="18pt" style:font-weight-asian="normal" style:font-size-complex="18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8pt" fo:font-style="italic" style:font-size-asian="8pt" style:font-style-asian="italic" style:font-size-complex="8pt" style:font-style-complex="italic"/>
    </style:style>
    <style:style style:name="P7" style:family="paragraph"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P8" style:family="paragraph">
      <style:paragraph-properties fo:line-height="100%" fo:text-align="center"/>
    </style:style>
    <style:style style:name="P9" style:family="paragraph">
      <style:paragraph-properties fo:line-height="100%" fo:text-align="center"/>
      <style:text-properties fo:font-size="8pt" fo:font-style="italic" style:font-size-asian="8pt" style:font-style-asian="italic" style:font-size-complex="8pt" style:font-style-complex="italic"/>
    </style:style>
    <style:style style:name="P10" style:family="paragraph">
      <style:text-properties fo:font-size="6pt" style:font-size-asian="6pt" style:font-size-complex="6pt"/>
    </style:style>
    <style:style style:name="P11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0.4cm" svg:height="3.4cm" svg:x="16.6cm" svg:y="8.15cm">
          <text:p/>
  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0.3cm" svg:height="3.5cm" svg:x="9.9cm" svg:y="8.05cm">
          <text:p/>
  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1cm" svg:height="3.5cm" svg:x="6.5cm" svg:y="8.05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0.3cm" svg:height="3.6cm" svg:x="12.4cm" svg:y="7.95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2" draw:text-style-name="P2" draw:layer="layout" svg:x1="25.7cm" svg:y1="7.95cm" svg:x2="7.4cm" svg:y2="8.05cm">
          <text:p/>
        </draw:line>
        <draw:custom-shape draw:style-name="gr3" draw:text-style-name="P1" draw:layer="layout" svg:width="2.3cm" svg:height="1cm" svg:x="2.6cm" svg:y="10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2.3cm" svg:height="1.05cm" svg:x="2.7cm" svg:y="10.95cm">
          <draw:text-box>
            <text:p>HOST</text:p>
          </draw:text-box>
        </draw:frame>
        <draw:custom-shape draw:style-name="gr5" draw:text-style-name="P1" draw:layer="layout" svg:width="2.1cm" svg:height="1.1cm" svg:x="2.7cm" svg:y="7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2.1cm" svg:height="1.05cm" svg:x="2.8cm" svg:y="7.4cm">
          <draw:text-box>
            <text:p>GPU</text:p>
          </draw:text-box>
        </draw:frame>
        <draw:line draw:style-name="gr6" draw:text-style-name="P1" draw:layer="layout" svg:x1="9.9cm" svg:y1="8.05cm" svg:x2="10.2cm" svg:y2="11.55cm">
          <text:p/>
        </draw:line>
        <draw:line draw:style-name="gr6" draw:text-style-name="P1" draw:layer="layout" svg:x1="5.1cm" svg:y1="11.55cm" svg:x2="6.5cm" svg:y2="11.55cm">
          <text:p/>
        </draw:line>
        <draw:line draw:style-name="gr6" draw:text-style-name="P1" draw:layer="layout" svg:x1="10.2cm" svg:y1="11.55cm" svg:x2="12.4cm" svg:y2="11.55cm">
          <text:p/>
        </draw:line>
        <draw:line draw:style-name="gr6" draw:text-style-name="P1" draw:layer="layout" svg:x1="12.4cm" svg:y1="11.6cm" svg:x2="12.7cm" svg:y2="8.1cm">
          <text:p/>
        </draw:line>
        <draw:frame draw:style-name="gr7" draw:text-style-name="P3" draw:layer="layout" svg:width="3.2cm" svg:height="0.95cm" svg:x="7.3cm" svg:y="6.8cm">
          <draw:text-box>
            <text:p><text:span text:style-name="T1">compute borders</text:span></text:p>
          </draw:text-box>
        </draw:frame>
        <draw:frame draw:style-name="gr7" draw:text-style-name="P3" draw:layer="layout" svg:width="4.6cm" svg:height="0.95cm" svg:x="11.2cm" svg:y="6.8cm">
          <draw:text-box>
            <text:p><text:span text:style-name="T1">compute internals (async)</text:span></text:p>
          </draw:text-box>
        </draw:frame>
        <draw:line draw:style-name="gr8" draw:text-style-name="P2" draw:layer="layout" svg:x1="10.3cm" svg:y1="8.03cm" svg:x2="9.9cm" svg:y2="8.03cm">
          <text:p/>
        </draw:line>
        <draw:custom-shape draw:style-name="gr3" draw:text-style-name="P1" draw:layer="layout" svg:width="0.2cm" svg:height="0.2cm" svg:x="9.8cm" svg:y="7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2.7cm" svg:y1="8.03cm" svg:x2="12.3cm" svg:y2="8.03cm">
          <text:p/>
        </draw:line>
        <draw:custom-shape draw:style-name="gr3" draw:text-style-name="P1" draw:layer="layout" svg:width="0.2cm" svg:height="0.2cm" svg:x="12.6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cm" svg:y1="9.05cm" svg:x2="10.1cm" svg:y2="10.15cm">
          <text:p/>
        </draw:line>
        <draw:line draw:style-name="gr9" draw:text-style-name="P4" draw:layer="layout" svg:x1="12.5cm" svg:y1="10.45cm" svg:x2="12.6cm" svg:y2="9.45cm">
          <text:p/>
        </draw:line>
        <draw:frame draw:style-name="gr4" draw:text-style-name="P5" draw:layer="layout" svg:width="3.6cm" svg:height="1.05cm" svg:x="9.9cm" svg:y="11.6cm">
          <draw:text-box>
            <text:p><text:span text:style-name="T2">copy borders (MPI)</text:span></text:p>
          </draw:text-box>
        </draw:frame>
        <draw:line draw:style-name="gr6" draw:text-style-name="P1" draw:layer="layout" svg:x1="16.6cm" svg:y1="8.05cm" svg:x2="17cm" svg:y2="11.55cm">
          <text:p/>
        </draw:line>
        <draw:line draw:style-name="gr8" draw:text-style-name="P2" draw:layer="layout" svg:x1="17.1cm" svg:y1="8cm" svg:x2="16.6cm" svg:y2="8cm">
          <text:p/>
        </draw:line>
        <draw:custom-shape draw:style-name="gr3" draw:text-style-name="P1" draw:layer="layout" svg:width="0.2cm" svg:height="0.2cm" svg:x="16.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6.7cm" svg:y1="9.25cm" svg:x2="16.9cm" svg:y2="10.45cm">
          <text:p/>
        </draw:line>
        <draw:line draw:style-name="gr10" draw:text-style-name="P1" draw:layer="layout" svg:x1="6.6cm" svg:y1="11.55cm" svg:x2="10.2cm" svg:y2="11.55cm">
          <text:p/>
        </draw:line>
        <draw:line draw:style-name="gr10" draw:text-style-name="P1" draw:layer="layout" svg:x1="12.4cm" svg:y1="11.55cm" svg:x2="16.9cm" svg:y2="11.55cm">
          <text:p/>
        </draw:line>
        <draw:custom-shape draw:style-name="gr3" draw:text-style-name="P1" draw:layer="layout" svg:width="0.2cm" svg:height="0.2cm" svg:x="10.1cm" svg:y="11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12.3cm" svg:y="11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16.9cm" svg:y="11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2cm" svg:height="0.95cm" svg:x="7.9cm" svg:y="11.55cm">
          <draw:text-box>
            <text:p><text:span text:style-name="T3">host wait</text:span></text:p>
          </draw:text-box>
        </draw:frame>
        <draw:frame draw:style-name="gr11" draw:text-style-name="P6" draw:layer="layout" svg:width="2cm" svg:height="0.95cm" svg:x="13.9cm" svg:y="11.65cm">
          <draw:text-box>
            <text:p><text:span text:style-name="T3">host wait</text:span></text:p>
          </draw:text-box>
        </draw:frame>
        <draw:line draw:style-name="gr6" draw:text-style-name="P1" draw:layer="layout" svg:x1="6.5cm" svg:y1="11.55cm" svg:x2="7.5cm" svg:y2="8.05cm">
          <text:p/>
        </draw:line>
        <draw:line draw:style-name="gr9" draw:text-style-name="P1" draw:layer="layout" svg:x1="7.2cm" svg:y1="9.15cm" svg:x2="7.3cm" svg:y2="8.75cm">
          <text:p/>
        </draw:line>
        <draw:custom-shape draw:style-name="gr3" draw:text-style-name="P1" draw:layer="layout" svg:width="0.2cm" svg:height="0.2cm" svg:x="7.4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6.4cm" svg:y="11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7.1cm" svg:y1="11.634cm" svg:x2="7.1cm" svg:y2="12.334cm">
          <text:p/>
        </draw:line>
        <draw:frame draw:style-name="gr11" draw:text-style-name="P7" draw:layer="layout" svg:width="2.4cm" svg:height="0.95cm" svg:x="5.9cm" svg:y="12.3cm">
          <draw:text-box>
            <text:p text:style-name="P1"><text:span text:style-name="T3">device copyin/create</text:span></text:p>
          </draw:text-box>
        </draw:frame>
        <draw:frame draw:style-name="gr11" draw:text-style-name="P6" draw:layer="layout" svg:width="2.4cm" svg:height="0.95cm" svg:x="8.9cm" svg:y="12.35cm">
          <draw:text-box>
            <text:p><text:span text:style-name="T3">update host</text:span></text:p>
          </draw:text-box>
        </draw:frame>
        <draw:line draw:style-name="gr12" draw:text-style-name="P1" draw:layer="layout" svg:x1="10cm" svg:y1="11.65cm" svg:x2="10cm" svg:y2="12.35cm">
          <text:p/>
        </draw:line>
        <draw:line draw:style-name="gr12" draw:text-style-name="P1" draw:layer="layout" svg:x1="12.6cm" svg:y1="11.65cm" svg:x2="12.6cm" svg:y2="12.35cm">
          <text:p/>
        </draw:line>
        <draw:line draw:style-name="gr12" draw:text-style-name="P1" draw:layer="layout" svg:x1="16.8cm" svg:y1="11.65cm" svg:x2="16.8cm" svg:y2="12.35cm">
          <text:p/>
        </draw:line>
        <draw:frame draw:style-name="gr11" draw:text-style-name="P6" draw:layer="layout" svg:width="2.4cm" svg:height="0.95cm" svg:x="11.5cm" svg:y="12.35cm">
          <draw:text-box>
            <text:p><text:span text:style-name="T3">update device</text:span></text:p>
          </draw:text-box>
        </draw:frame>
        <draw:frame draw:style-name="gr11" draw:text-style-name="P7" draw:layer="layout" svg:width="2.6cm" svg:height="0.95cm" svg:x="15.5cm" svg:y="12.35cm">
          <draw:text-box>
            <text:p text:style-name="P1"><text:span text:style-name="T3">update host (finalize step 1)</text:span></text:p>
          </draw:text-box>
        </draw:frame>
        <draw:line draw:style-name="gr12" draw:text-style-name="P1" draw:layer="layout" svg:x1="7.5cm" svg:y1="7.75cm" svg:x2="7.5cm" svg:y2="7.45cm">
          <text:p/>
        </draw:line>
        <draw:line draw:style-name="gr12" draw:text-style-name="P1" draw:layer="layout" svg:x1="7.5cm" svg:y1="7.45cm" svg:x2="9.9cm" svg:y2="7.45cm">
          <text:p/>
        </draw:line>
        <draw:line draw:style-name="gr12" draw:text-style-name="P1" draw:layer="layout" svg:x1="9.9cm" svg:y1="7.75cm" svg:x2="9.9cm" svg:y2="7.45cm">
          <text:p/>
        </draw:line>
        <draw:line draw:style-name="gr12" draw:text-style-name="P1" draw:layer="layout" svg:x1="8.7cm" svg:y1="7.35cm" svg:x2="8.7cm" svg:y2="7.45cm">
          <text:p/>
        </draw:line>
        <draw:line draw:style-name="gr12" draw:text-style-name="P1" draw:layer="layout" svg:x1="9.9cm" svg:y1="7.45cm" svg:x2="16.6cm" svg:y2="7.45cm">
          <text:p/>
        </draw:line>
        <draw:line draw:style-name="gr12" draw:text-style-name="P1" draw:layer="layout" svg:x1="13.2cm" svg:y1="7.35cm" svg:x2="13.2cm" svg:y2="7.45cm">
          <text:p/>
        </draw:line>
        <draw:line draw:style-name="gr12" draw:text-style-name="P1" draw:layer="layout" svg:x1="16.6cm" svg:y1="7.75cm" svg:x2="16.6cm" svg:y2="7.45cm">
          <text:p/>
        </draw:line>
        <draw:line draw:style-name="gr12" draw:text-style-name="P1" draw:layer="layout" svg:x1="7.5cm" svg:y1="7.05cm" svg:x2="7.5cm" svg:y2="6.65cm">
          <text:p/>
        </draw:line>
        <draw:line draw:style-name="gr12" draw:text-style-name="P1" draw:layer="layout" svg:x1="16.6cm" svg:y1="7.05cm" svg:x2="16.6cm" svg:y2="6.65cm">
          <text:p/>
        </draw:line>
        <draw:line draw:style-name="gr12" draw:text-style-name="P1" draw:layer="layout" svg:x1="7.5cm" svg:y1="6.65cm" svg:x2="16.6cm" svg:y2="6.65cm">
          <text:p/>
        </draw:line>
        <draw:line draw:style-name="gr12" draw:text-style-name="P1" draw:layer="layout" svg:x1="11.8cm" svg:y1="6.65cm" svg:x2="11.8cm" svg:y2="6.25cm">
          <text:p/>
        </draw:line>
        <draw:frame draw:style-name="gr7" draw:text-style-name="P3" draw:layer="layout" svg:width="3.2cm" svg:height="0.95cm" svg:x="11.1cm" svg:y="5.65cm">
          <draw:text-box>
            <text:p><text:span text:style-name="T1">STEP 1</text:span></text:p>
          </draw:text-box>
        </draw:frame>
        <draw:frame draw:style-name="gr7" draw:text-style-name="P3" draw:layer="layout" svg:width="3.2cm" svg:height="0.95cm" svg:x="16.4cm" svg:y="6.8cm">
          <draw:text-box>
            <text:p><text:span text:style-name="T1">compute borders</text:span></text:p>
          </draw:text-box>
        </draw:frame>
        <draw:frame draw:style-name="gr7" draw:text-style-name="P3" draw:layer="layout" svg:width="4.6cm" svg:height="0.95cm" svg:x="20.3cm" svg:y="6.8cm">
          <draw:text-box>
            <text:p><text:span text:style-name="T1">compute internals (async)</text:span></text:p>
          </draw:text-box>
        </draw:frame>
        <draw:line draw:style-name="gr12" draw:text-style-name="P1" draw:layer="layout" svg:x1="16.6cm" svg:y1="7.75cm" svg:x2="16.6cm" svg:y2="7.45cm">
          <text:p/>
        </draw:line>
        <draw:line draw:style-name="gr12" draw:text-style-name="P1" draw:layer="layout" svg:x1="16.6cm" svg:y1="7.45cm" svg:x2="19cm" svg:y2="7.45cm">
          <text:p/>
        </draw:line>
        <draw:line draw:style-name="gr12" draw:text-style-name="P1" draw:layer="layout" svg:x1="19cm" svg:y1="7.75cm" svg:x2="19cm" svg:y2="7.45cm">
          <text:p/>
        </draw:line>
        <draw:line draw:style-name="gr12" draw:text-style-name="P1" draw:layer="layout" svg:x1="17.8cm" svg:y1="7.35cm" svg:x2="17.8cm" svg:y2="7.45cm">
          <text:p/>
        </draw:line>
        <draw:line draw:style-name="gr12" draw:text-style-name="P1" draw:layer="layout" svg:x1="19cm" svg:y1="7.45cm" svg:x2="25.7cm" svg:y2="7.45cm">
          <text:p/>
        </draw:line>
        <draw:line draw:style-name="gr12" draw:text-style-name="P1" draw:layer="layout" svg:x1="22.3cm" svg:y1="7.35cm" svg:x2="22.3cm" svg:y2="7.45cm">
          <text:p/>
        </draw:line>
        <draw:line draw:style-name="gr12" draw:text-style-name="P1" draw:layer="layout" svg:x1="25.7cm" svg:y1="7.75cm" svg:x2="25.7cm" svg:y2="7.45cm">
          <text:p/>
        </draw:line>
        <draw:line draw:style-name="gr12" draw:text-style-name="P1" draw:layer="layout" svg:x1="16.6cm" svg:y1="7.05cm" svg:x2="16.6cm" svg:y2="6.65cm">
          <text:p/>
        </draw:line>
        <draw:line draw:style-name="gr12" draw:text-style-name="P1" draw:layer="layout" svg:x1="25.7cm" svg:y1="7.05cm" svg:x2="25.7cm" svg:y2="6.65cm">
          <text:p/>
        </draw:line>
        <draw:line draw:style-name="gr12" draw:text-style-name="P1" draw:layer="layout" svg:x1="16.6cm" svg:y1="6.65cm" svg:x2="25.7cm" svg:y2="6.65cm">
          <text:p/>
        </draw:line>
        <draw:line draw:style-name="gr12" draw:text-style-name="P1" draw:layer="layout" svg:x1="20.9cm" svg:y1="6.65cm" svg:x2="20.9cm" svg:y2="6.25cm">
          <text:p/>
        </draw:line>
        <draw:frame draw:style-name="gr7" draw:text-style-name="P3" draw:layer="layout" svg:width="3.2cm" svg:height="0.95cm" svg:x="20.1cm" svg:y="5.65cm">
          <draw:text-box>
            <text:p><text:span text:style-name="T1">STEP N</text:span></text:p>
          </draw:text-box>
        </draw:frame>
        <draw:line draw:style-name="gr10" draw:text-style-name="P1" draw:layer="layout" svg:x1="17.1cm" svg:y1="11.55cm" svg:x2="19.2cm" svg:y2="11.55cm">
          <text:p/>
        </draw:line>
        <draw:custom-shape draw:style-name="gr1" draw:text-style-name="P1" draw:layer="layout" svg:width="0.3cm" svg:height="3.5cm" svg:x="19cm" svg:y="8.05cm">
          <text:p/>
  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0.3cm" svg:height="3.6cm" svg:x="21.5cm" svg:y="7.95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6" draw:text-style-name="P1" draw:layer="layout" svg:x1="19cm" svg:y1="8.05cm" svg:x2="19.3cm" svg:y2="11.55cm">
          <text:p/>
        </draw:line>
        <draw:line draw:style-name="gr6" draw:text-style-name="P1" draw:layer="layout" svg:x1="19.3cm" svg:y1="11.55cm" svg:x2="21.5cm" svg:y2="11.55cm">
          <text:p/>
        </draw:line>
        <draw:line draw:style-name="gr6" draw:text-style-name="P1" draw:layer="layout" svg:x1="21.5cm" svg:y1="11.55cm" svg:x2="21.8cm" svg:y2="8.05cm">
          <text:p/>
        </draw:line>
        <draw:line draw:style-name="gr8" draw:text-style-name="P2" draw:layer="layout" svg:x1="19.4cm" svg:y1="7.98cm" svg:x2="19cm" svg:y2="7.98cm">
          <text:p/>
        </draw:line>
        <draw:custom-shape draw:style-name="gr3" draw:text-style-name="P1" draw:layer="layout" svg:width="0.2cm" svg:height="0.2cm" svg:x="18.9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21.8cm" svg:y1="7.98cm" svg:x2="21.4cm" svg:y2="7.98cm">
          <text:p/>
        </draw:line>
        <draw:custom-shape draw:style-name="gr3" draw:text-style-name="P1" draw:layer="layout" svg:width="0.2cm" svg:height="0.2cm" svg:x="21.7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9.1cm" svg:y1="9.05cm" svg:x2="19.2cm" svg:y2="10.15cm">
          <text:p/>
        </draw:line>
        <draw:line draw:style-name="gr9" draw:text-style-name="P4" draw:layer="layout" svg:x1="21.6cm" svg:y1="10.45cm" svg:x2="21.7cm" svg:y2="9.45cm">
          <text:p/>
        </draw:line>
        <draw:frame draw:style-name="gr4" draw:text-style-name="P5" draw:layer="layout" svg:width="3.6cm" svg:height="1.05cm" svg:x="19cm" svg:y="11.6cm">
          <draw:text-box>
            <text:p><text:span text:style-name="T2">copy borders (MPI)</text:span></text:p>
          </draw:text-box>
        </draw:frame>
        <draw:custom-shape draw:style-name="gr3" draw:text-style-name="P1" draw:layer="layout" svg:width="0.2cm" svg:height="0.2cm" svg:x="19.2cm" svg:y="11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9.1cm" svg:y1="11.65cm" svg:x2="19.1cm" svg:y2="12.35cm">
          <text:p/>
        </draw:line>
        <draw:line draw:style-name="gr12" draw:text-style-name="P1" draw:layer="layout" svg:x1="21.7cm" svg:y1="11.65cm" svg:x2="21.7cm" svg:y2="12.35cm">
          <text:p/>
        </draw:line>
        <draw:frame draw:style-name="gr11" draw:text-style-name="P6" draw:layer="layout" svg:width="2.4cm" svg:height="0.95cm" svg:x="18cm" svg:y="12.35cm">
          <draw:text-box>
            <text:p><text:span text:style-name="T3">update host</text:span></text:p>
          </draw:text-box>
        </draw:frame>
        <draw:frame draw:style-name="gr11" draw:text-style-name="P6" draw:layer="layout" svg:width="2.4cm" svg:height="0.95cm" svg:x="20.5cm" svg:y="12.35cm">
          <draw:text-box>
            <text:p><text:span text:style-name="T3">update device</text:span></text:p>
          </draw:text-box>
        </draw:frame>
        <draw:custom-shape draw:style-name="gr1" draw:text-style-name="P1" draw:layer="layout" svg:width="0.4cm" svg:height="3.45cm" svg:x="25.7cm" svg:y="8.1cm">
          <text:p/>
  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6" draw:text-style-name="P1" draw:layer="layout" svg:x1="25.7cm" svg:y1="8cm" svg:x2="26.1cm" svg:y2="11.5cm">
          <text:p/>
        </draw:line>
        <draw:custom-shape draw:style-name="gr3" draw:text-style-name="P1" draw:layer="layout" svg:width="0.2cm" svg:height="0.2cm" svg:x="25.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5.8cm" svg:y1="9.2cm" svg:x2="26cm" svg:y2="10.4cm">
          <text:p/>
        </draw:line>
        <draw:custom-shape draw:style-name="gr3" draw:text-style-name="P1" draw:layer="layout" svg:width="0.2cm" svg:height="0.2cm" svg:x="26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2cm" svg:height="0.95cm" svg:x="23cm" svg:y="11.6cm">
          <draw:text-box>
            <text:p><text:span text:style-name="T3">host wait</text:span></text:p>
          </draw:text-box>
        </draw:frame>
        <draw:line draw:style-name="gr12" draw:text-style-name="P1" draw:layer="layout" svg:x1="25.9cm" svg:y1="11.65cm" svg:x2="25.9cm" svg:y2="12.35cm">
          <text:p/>
        </draw:line>
        <draw:line draw:style-name="gr10" draw:text-style-name="P1" draw:layer="layout" svg:x1="21.5cm" svg:y1="11.55cm" svg:x2="26cm" svg:y2="11.55cm">
          <text:p/>
        </draw:line>
        <draw:frame draw:style-name="gr11" draw:text-style-name="P7" draw:layer="layout" svg:width="2.5cm" svg:height="0.95cm" svg:x="24.6cm" svg:y="12.35cm">
          <draw:text-box>
            <text:p text:style-name="P1"><text:span text:style-name="T3">update host (finalize step N)</text:span></text:p>
          </draw:text-box>
        </draw:frame>
        <draw:frame draw:style-name="gr11" draw:text-style-name="P6" draw:layer="layout" svg:width="2cm" svg:height="0.95cm" svg:x="17.2cm" svg:y="11.6cm">
          <draw:text-box>
            <text:p><text:span text:style-name="T3">host wait</text:span></text:p>
          </draw:text-box>
        </draw:frame>
        <draw:line draw:style-name="gr12" draw:text-style-name="P1" draw:layer="layout" svg:x1="5.7cm" svg:y1="11.65cm" svg:x2="5.7cm" svg:y2="13.15cm">
          <text:p/>
        </draw:line>
        <draw:frame draw:style-name="gr11" draw:text-style-name="P9" draw:layer="layout" svg:width="3.2cm" svg:height="0.95cm" svg:x="4.1cm" svg:y="13.05cm">
          <draw:text-box>
            <text:p text:style-name="P8"><text:span text:style-name="T3">host memory allocation</text:span></text:p>
          </draw:text-box>
        </draw:frame>
        <draw:custom-shape draw:style-name="gr3" draw:text-style-name="P1" draw:layer="layout" svg:width="0.2cm" svg:height="0.2cm" svg:x="21.4cm" svg:y="11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0.3cm" svg:y1="11.5cm" svg:x2="10.3cm" svg:y2="8cm">
          <text:p/>
        </draw:line>
        <draw:line draw:style-name="gr13" draw:text-style-name="P1" draw:layer="layout" svg:x1="10.7cm" svg:y1="8.7cm" svg:x2="10.2cm" svg:y2="8.2cm">
          <text:p/>
        </draw:line>
        <draw:custom-shape draw:style-name="gr14" draw:text-style-name="P1" draw:layer="layout" svg:width="1cm" svg:height="0.6cm" svg:x="10.8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1.4cm" svg:height="0.727cm" svg:x="10.7cm" svg:y="8.6cm">
          <draw:text-box>
            <text:p><text:span text:style-name="T4">mem overlap</text:span></text:p>
          </draw:text-box>
        </draw:frame>
        <draw:line draw:style-name="gr16" draw:text-style-name="P1" draw:layer="layout" svg:x1="12.3cm" svg:y1="11.6cm" svg:x2="12.3cm" svg:y2="8cm">
          <text:p/>
        </draw:line>
        <draw:line draw:style-name="gr13" draw:text-style-name="P1" draw:layer="layout" svg:x1="11.9cm" svg:y1="8.7cm" svg:x2="12.474cm" svg:y2="8.1cm">
          <text:p/>
        </draw:line>
        <draw:line draw:style-name="gr16" draw:text-style-name="P1" draw:layer="layout" svg:x1="17.1cm" svg:y1="11.6cm" svg:x2="17.1cm" svg:y2="8cm">
          <text:p/>
        </draw:line>
        <draw:line draw:style-name="gr16" draw:text-style-name="P1" draw:layer="layout" svg:x1="19.4cm" svg:y1="11.6cm" svg:x2="19.4cm" svg:y2="8cm">
          <text:p/>
        </draw:line>
        <draw:line draw:style-name="gr16" draw:text-style-name="P1" draw:layer="layout" svg:x1="21.4cm" svg:y1="11.6cm" svg:x2="21.4cm" svg:y2="8cm">
          <text:p/>
        </draw:line>
        <draw:line draw:style-name="gr13" draw:text-style-name="P1" draw:layer="layout" svg:x1="17.3cm" svg:y1="8.6cm" svg:x2="16.8cm" svg:y2="8.1cm">
          <text:p/>
        </draw:line>
        <draw:custom-shape draw:style-name="gr14" draw:text-style-name="P1" draw:layer="layout" svg:width="1cm" svg:height="0.6cm" svg:x="17.4cm" svg:y="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1.4cm" svg:height="0.727cm" svg:x="17.3cm" svg:y="8.5cm">
          <draw:text-box>
            <text:p><text:span text:style-name="T4">mem overlap</text:span></text:p>
          </draw:text-box>
        </draw:frame>
        <draw:line draw:style-name="gr13" draw:text-style-name="P1" draw:layer="layout" svg:x1="17.301cm" svg:y1="8.601cm" svg:x2="16.801cm" svg:y2="8.101cm">
          <text:p/>
        </draw:line>
        <draw:line draw:style-name="gr13" draw:text-style-name="P1" draw:layer="layout" svg:x1="19.7cm" svg:y1="8.6cm" svg:x2="19.2cm" svg:y2="8.073cm">
          <text:p/>
        </draw:line>
        <draw:custom-shape draw:style-name="gr14" draw:text-style-name="P1" draw:layer="layout" svg:width="1cm" svg:height="0.6cm" svg:x="19.8cm" svg:y="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1.4cm" svg:height="0.727cm" svg:x="19.7cm" svg:y="8.5cm">
          <draw:text-box>
            <text:p><text:span text:style-name="T4">mem overlap</text:span></text:p>
          </draw:text-box>
        </draw:frame>
        <draw:line draw:style-name="gr13" draw:text-style-name="P1" draw:layer="layout" svg:x1="20.926cm" svg:y1="8.7cm" svg:x2="21.5cm" svg:y2="8.1cm">
          <text:p/>
        </draw:line>
        <draw:line draw:style-name="gr9" draw:text-style-name="P1" draw:layer="layout" svg:x1="14.3cm" svg:y1="14.5cm" svg:x2="18cm" svg:y2="14.5cm">
          <text:p/>
        </draw:line>
        <draw:frame draw:style-name="gr17" draw:text-style-name="P11" draw:layer="layout" svg:width="1.162cm" svg:height="0.645cm" svg:x="15.438cm" svg:y="13.855cm">
          <draw:text-box>
            <text:p><text:span text:style-name="T5">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olo </meta:initial-creator>
    <meta:creation-date>2014-02-25T12:23:18.723588758</meta:creation-date>
    <dc:date>2014-02-25T16:01:52.548579265</dc:date>
    <dc:creator>Paolo </dc:creator>
    <meta:editing-duration>PT1H56M49S</meta:editing-duration>
    <meta:editing-cycles>10</meta:editing-cycles>
    <meta:generator>LibreOffice/4.2.1.1$Linux_X86_64 LibreOffice_project/26a1723cf76a13083d95d000339db660a19140b7</meta:generator>
    <meta:document-statistic meta:object-count="121"/>
  </office:meta>
</office:document-meta>
</file>